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6a0f" officeooo:paragraph-rsid="000b6a0f"/>
    </style:style>
    <style:style style:name="P2" style:family="paragraph" style:parent-style-name="Standard">
      <style:text-properties officeooo:rsid="000b6a0f" officeooo:paragraph-rsid="000e62a5"/>
    </style:style>
    <style:style style:name="P3" style:family="paragraph" style:parent-style-name="Standard">
      <style:text-properties officeooo:rsid="000b8304" officeooo:paragraph-rsid="000b8304"/>
    </style:style>
    <style:style style:name="P4" style:family="paragraph" style:parent-style-name="Standard">
      <style:text-properties officeooo:rsid="000b8304" officeooo:paragraph-rsid="000e62a5"/>
    </style:style>
    <style:style style:name="P5" style:family="paragraph" style:parent-style-name="Standard">
      <style:text-properties officeooo:rsid="000d3aa7" officeooo:paragraph-rsid="000d3aa7"/>
    </style:style>
    <style:style style:name="P6" style:family="paragraph" style:parent-style-name="Standard">
      <style:text-properties officeooo:rsid="000d3aa7" officeooo:paragraph-rsid="000e62a5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b6a0f" officeooo:paragraph-rsid="000b6a0f" style:font-weight-asian="bold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b6a0f" officeooo:paragraph-rsid="000e62a5" style:font-weight-asian="bold" style:font-weight-complex="bold"/>
    </style:style>
    <style:style style:name="P9" style:family="paragraph" style:parent-style-name="Standard">
      <style:text-properties officeooo:rsid="000b6a0f" officeooo:paragraph-rsid="000b6a0f"/>
    </style:style>
    <style:style style:name="P10" style:family="paragraph" style:parent-style-name="Standard">
      <style:text-properties officeooo:rsid="000b6a0f" officeooo:paragraph-rsid="00109566"/>
    </style:style>
    <style:style style:name="P11" style:family="paragraph" style:parent-style-name="Standard">
      <style:text-properties officeooo:rsid="000b8304" officeooo:paragraph-rsid="00109566"/>
    </style:style>
    <style:style style:name="P12" style:family="paragraph" style:parent-style-name="Standard">
      <style:text-properties officeooo:rsid="000d3aa7" officeooo:paragraph-rsid="00109566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b6a0f" officeooo:paragraph-rsid="000b6a0f" style:font-weight-asian="bold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b6a0f" officeooo:paragraph-rsid="0010956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9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Les différents types de comique</text:p>
      <text:p text:style-name="P7"/>
      <text:p text:style-name="P1"/>
      <text:p text:style-name="P1"><text:span text:style-name="T1">Le comique de situation</text:span> repose sur une situation improbable et drôle.</text:p>
      <text:p text:style-name="P1"/>
      <text:p text:style-name="P1"><text:span text:style-name="T1">Le comique de mots</text:span> repose sur des jeux de mots, le mélange de plusieurs niveaux de langue (familier, courant, soutenu), un défaut de prononciation, <text:span text:style-name="T2">une expression frappante.</text:span></text:p>
      <text:p text:style-name="P1"/>
      <text:p text:style-name="P3"><text:span text:style-name="T1">Le comique de gestes</text:span> provient de la gestuelle des personnages. Les didascalies aident à comprendre comment les gestes peuvent déclencher le rire.</text:p>
      <text:p text:style-name="P3"/>
      <text:p text:style-name="P3"><text:span text:style-name="T1">Le comique de caractère</text:span> s’appuie sur un trait de personnalité ou sur l’idée fixe d’un personnage tourné en ridicule.</text:p>
      <text:p text:style-name="P3"/>
      <text:p text:style-name="P5"><text:span text:style-name="T1">Le comique de mœurs</text:span> critique les défauts d’une époque, d’un milieu social ou d’une catégorie professionnelle en les présentant de manière caricaturale ou ironique.</text:p>
      <text:p text:style-name="P3"/>
      <text:p text:style-name="P3"><text:span text:style-name="T1">Le comique de répétition</text:span> repose sur la même situation, les mêmes mots ou la même gestuelle pour créer un effet de surprise ou d’attente chez le spectate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>Les différents types de comique</text:p>
      <text:p text:style-name="P14"/>
      <text:p text:style-name="P10"/>
      <text:p text:style-name="P10"><text:span text:style-name="T1">Le comique de situation</text:span> repose sur une situation improbable et drôle.</text:p>
      <text:p text:style-name="P10"/>
      <text:p text:style-name="P10"><text:span text:style-name="T1">Le comique de mots</text:span> repose sur des jeux de mots, le mélange de plusieurs niveaux de langue (familier, courant, soutenu), un défaut de prononciation, <text:span text:style-name="T2">une expression frappante.</text:span></text:p>
      <text:p text:style-name="P10"/>
      <text:p text:style-name="P11"><text:span text:style-name="T1">Le comique de gestes</text:span> provient de la gestuelle des personnages. Les didascalies aident à comprendre comment les gestes peuvent déclencher le rire.</text:p>
      <text:p text:style-name="P11"/>
      <text:p text:style-name="P11"><text:span text:style-name="T1">Le comique de caractère</text:span> s’appuie sur un trait de personnalité ou sur l’idée fixe d’un personnage tourné en ridicule.</text:p>
      <text:p text:style-name="P11"/>
      <text:p text:style-name="P12"><text:span text:style-name="T1">Le comique de mœurs</text:span> critique les défauts d’une époque, d’un milieu social ou d’une catégorie professionnelle en les présentant de manière caricaturale ou ironique.</text:p>
      <text:p text:style-name="P11"/>
      <text:p text:style-name="P11"><text:span text:style-name="T1">Le comique de répétition</text:span> repose sur la même situation, les mêmes mots ou la même gestuelle pour créer un effet de surprise ou d’attente chez le spectateur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58:37.740957582</meta:creation-date>
    <meta:generator>LibreOffice/6.0.7.3$Linux_X86_64 LibreOffice_project/00m0$Build-3</meta:generator>
    <dc:date>2019-10-04T07:10:15.288913022</dc:date>
    <meta:editing-duration>PT1H30S</meta:editing-duration>
    <meta:editing-cycles>7</meta:editing-cycles>
    <meta:document-statistic meta:table-count="0" meta:image-count="0" meta:object-count="0" meta:page-count="1" meta:paragraph-count="14" meta:word-count="270" meta:character-count="1704" meta:non-whitespace-character-count="1448"/>
  </office:meta>
</office:document-meta>
</file>